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1mm"/>
    </style:style>
    <style:style style:name="co2" style:family="table-column">
      <style:table-column-properties fo:break-before="auto" style:column-width="49.41mm"/>
    </style:style>
    <style:style style:name="co3" style:family="table-column">
      <style:table-column-properties fo:break-before="auto" style:column-width="38.6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BioHack Academy Arduino Pin Standar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BHA Board connections</text:p>
          </table:table-cell>
          <table:table-cell table:style-name="ce2" office:value-type="string" calcext:value-type="string">
            <text:p>Preferred U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ardware Ser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rdware Seri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tary encoder 1 interrupt pi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tary encoder 1 interrupt pi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epper Enabl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SFET 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SFET 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epper Step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epper Directio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utt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utto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On Board Arduino LE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Thermistor 1</text:p>
          </table:table-cell>
          <table:table-cell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Thermistor 2</text:p>
          </table:table-cell>
          <table:table-cell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Rotary encoder 2 interrupt pin</text:p>
          </table:table-cell>
          <table:table-cell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Rotary encoder 2 interrupt pin</text:p>
          </table:table-cell>
          <table:table-cell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I2C SDA</text:p>
          </table:table-cell>
          <table:table-cell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I2C SC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0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14:45:09.346319000</meta:creation-date>
    <dc:date>2016-02-10T14:58:12.779873000</dc:date>
    <meta:editing-duration>PT13M3S</meta:editing-duration>
    <meta:editing-cycles>2</meta:editing-cycles>
    <meta:generator>LibreOffice/4.4.5.2$MacOSX_X86_64 LibreOffice_project/a22f674fd25a3b6f45bdebf25400ed2adff0ff99</meta:generator>
    <meta:document-statistic meta:table-count="1" meta:cell-count="42" meta:object-count="0"/>
  </office:meta>
</office:document-meta>
</file>